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4"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ext:p>Protecting Resources-OSRs/OSR \TMP Files Restriction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LBK</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mily-generic="swiss"/>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18">00/00/0000</text:date>, <text:time style:data-style-name="N2" text:time-value="10:33:46.905631757">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2-18T16:43:26.747563567</dc:date>
    <meta:editing-cycles>226</meta:editing-cycles>
    <meta:editing-duration>P3DT18H45M56S</meta:editing-duration>
    <meta:document-statistic meta:table-count="1" meta:cell-count="190" meta:object-count="0"/>
  </office:meta>
</office:document-meta>
</file>